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rsid="00305ca5" officeooo:paragraph-rsid="00305ca5"/>
    </style:style>
    <style:style style:name="P2" style:family="paragraph" style:parent-style-name="Text_20_body" style:list-style-name="L1">
      <style:text-properties officeooo:rsid="00305ca5" officeooo:paragraph-rsid="003d4b6b"/>
    </style:style>
    <style:style style:name="P3" style:family="paragraph" style:parent-style-name="Text_20_body" style:list-style-name="L1">
      <style:text-properties officeooo:rsid="0031c872" officeooo:paragraph-rsid="0031c872"/>
    </style:style>
    <style:style style:name="P4" style:family="paragraph" style:parent-style-name="Text_20_body" style:list-style-name="L2">
      <style:text-properties officeooo:paragraph-rsid="0027b041"/>
    </style:style>
    <style:style style:name="P5" style:family="paragraph" style:parent-style-name="Text_20_body" style:list-style-name="L2">
      <style:text-properties officeooo:paragraph-rsid="0023f1a2"/>
    </style:style>
    <style:style style:name="P6" style:family="paragraph" style:parent-style-name="Text_20_body" style:list-style-name="L2">
      <style:text-properties officeooo:rsid="002737a0" officeooo:paragraph-rsid="002737a0"/>
    </style:style>
    <style:style style:name="P7" style:family="paragraph" style:parent-style-name="Text_20_body" style:list-style-name="L2">
      <style:text-properties fo:color="#c9211e" loext:opacity="100%" officeooo:paragraph-rsid="002737a0"/>
    </style:style>
    <style:style style:name="P8" style:family="paragraph" style:parent-style-name="Text_20_body" style:list-style-name="L2">
      <style:text-properties officeooo:rsid="00287df2" officeooo:paragraph-rsid="00287df2"/>
    </style:style>
    <style:style style:name="P9" style:family="paragraph" style:parent-style-name="Text_20_body" style:list-style-name="L2">
      <style:text-properties officeooo:rsid="002a2110" officeooo:paragraph-rsid="002a2110"/>
    </style:style>
    <style:style style:name="P10" style:family="paragraph" style:parent-style-name="Text_20_body" style:list-style-name="L1">
      <style:text-properties fo:color="#ff0000" loext:opacity="100%" officeooo:rsid="0031c872" officeooo:paragraph-rsid="0031c872"/>
    </style:style>
    <style:style style:name="P11" style:family="paragraph" style:parent-style-name="Text_20_body" style:list-style-name="L1">
      <style:text-properties fo:color="#ff0000" loext:opacity="100%" officeooo:rsid="003fa153" officeooo:paragraph-rsid="003fa153" fo:background-color="transparent"/>
    </style:style>
    <style:style style:name="P12" style:family="paragraph" style:parent-style-name="Text_20_body" style:list-style-name="L1">
      <style:text-properties fo:color="#000000" loext:opacity="100%" fo:font-style="normal" officeooo:rsid="0036354a" officeooo:paragraph-rsid="0036354a" style:font-style-asian="normal" style:font-style-complex="normal"/>
    </style:style>
    <style:style style:name="P13" style:family="paragraph" style:parent-style-name="Text_20_body">
      <style:text-properties fo:color="#000000" loext:opacity="100%" fo:font-style="normal" officeooo:rsid="003c6efd" style:font-style-asian="normal" style:font-style-complex="normal"/>
    </style:style>
    <style:style style:name="P14" style:family="paragraph" style:parent-style-name="Text_20_body" style:list-style-name="L1">
      <style:text-properties fo:color="#000000" loext:opacity="100%" fo:font-style="normal" officeooo:rsid="003d4b6b" officeooo:paragraph-rsid="003fa153" style:font-style-asian="normal" style:font-style-complex="normal"/>
    </style:style>
    <style:style style:name="P15" style:family="paragraph" style:parent-style-name="Text_20_body" style:list-style-name="L1">
      <style:text-properties fo:color="#000000" loext:opacity="100%" fo:font-style="normal" officeooo:rsid="004d741f" officeooo:paragraph-rsid="004d741f" style:font-style-asian="normal" style:font-style-complex="normal"/>
    </style:style>
    <style:style style:name="P16" style:family="paragraph" style:parent-style-name="Text_20_body" style:list-style-name="L1">
      <style:text-properties fo:color="#000000" loext:opacity="100%" fo:font-style="normal" officeooo:rsid="004de7f0" officeooo:paragraph-rsid="004de7f0" style:font-style-asian="normal" style:font-style-complex="normal"/>
    </style:style>
    <style:style style:name="P17" style:family="paragraph" style:parent-style-name="Text_20_body" style:list-style-name="L1">
      <style:text-properties fo:color="#000000" loext:opacity="100%" fo:font-style="normal" officeooo:rsid="00421332" officeooo:paragraph-rsid="00421332" fo:background-color="transparent" style:font-style-asian="normal" style:font-style-complex="normal"/>
    </style:style>
    <style:style style:name="P18" style:family="paragraph" style:parent-style-name="Text_20_body" style:list-style-name="L1">
      <style:text-properties fo:color="#000000" loext:opacity="100%" fo:font-style="normal" officeooo:rsid="00438a96" officeooo:paragraph-rsid="00438a96" fo:background-color="transparent" style:font-style-asian="normal" style:font-style-complex="normal"/>
    </style:style>
    <style:style style:name="P19" style:family="paragraph" style:parent-style-name="Text_20_body" style:list-style-name="L1">
      <style:text-properties fo:color="#000000" loext:opacity="100%" fo:font-style="normal" officeooo:rsid="00451604" officeooo:paragraph-rsid="00451604" fo:background-color="transparent" style:font-style-asian="normal" style:font-style-complex="normal"/>
    </style:style>
    <style:style style:name="P20" style:family="paragraph" style:parent-style-name="Text_20_body" style:list-style-name="L1">
      <style:text-properties fo:color="#000000" loext:opacity="100%" officeooo:rsid="0037b580" officeooo:paragraph-rsid="0037b580"/>
    </style:style>
    <style:style style:name="P21" style:family="paragraph" style:parent-style-name="Text_20_body" style:list-style-name="L1">
      <style:text-properties fo:color="#000000" loext:opacity="100%" officeooo:rsid="00407c1f" officeooo:paragraph-rsid="00407c1f"/>
    </style:style>
    <style:style style:name="P22" style:family="paragraph" style:parent-style-name="Text_20_body" style:list-style-name="L1">
      <style:text-properties fo:color="#000000" loext:opacity="100%" officeooo:rsid="00421332" officeooo:paragraph-rsid="00421332"/>
    </style:style>
    <style:style style:name="P23" style:family="paragraph" style:parent-style-name="Text_20_body" style:list-style-name="L1">
      <style:text-properties fo:color="#000000" loext:opacity="100%" officeooo:rsid="00451604" officeooo:paragraph-rsid="00451604"/>
    </style:style>
    <style:style style:name="P24" style:family="paragraph" style:parent-style-name="Text_20_body">
      <style:text-properties fo:color="#000000" loext:opacity="100%" officeooo:rsid="00451604" officeooo:paragraph-rsid="00451604"/>
    </style:style>
    <style:style style:name="P25" style:family="paragraph" style:parent-style-name="Text_20_body" style:list-style-name="L1">
      <style:text-properties fo:color="#000000" loext:opacity="100%" officeooo:rsid="00305ca5" officeooo:paragraph-rsid="00493dd9"/>
    </style:style>
    <style:style style:name="P26" style:family="paragraph" style:parent-style-name="Text_20_body" style:list-style-name="L1">
      <style:text-properties fo:color="#000000" loext:opacity="100%" officeooo:rsid="00493dd9" officeooo:paragraph-rsid="00493dd9"/>
    </style:style>
    <style:style style:name="P27" style:family="paragraph" style:parent-style-name="Text_20_body" style:list-style-name="L1">
      <style:text-properties fo:color="#000000" loext:opacity="100%" officeooo:rsid="0051c7b3" officeooo:paragraph-rsid="0051c7b3"/>
    </style:style>
    <style:style style:name="P28" style:family="paragraph" style:parent-style-name="Text_20_body" style:list-style-name="L3"/>
    <style:style style:name="P29" style:family="paragraph" style:parent-style-name="Text_20_body" style:list-style-name="L3">
      <style:text-properties officeooo:rsid="00397ffe" officeooo:paragraph-rsid="00398f7e"/>
    </style:style>
    <style:style style:name="P30" style:family="paragraph" style:parent-style-name="Text_20_body" style:list-style-name="L1">
      <style:text-properties officeooo:rsid="003f309b" officeooo:paragraph-rsid="003f309b"/>
    </style:style>
    <style:style style:name="T1" style:family="text">
      <style:text-properties fo:font-style="italic" style:font-style-asian="italic" style:font-style-complex="italic"/>
    </style:style>
    <style:style style:name="T2" style:family="text">
      <style:text-properties fo:font-style="italic" officeooo:rsid="0027b041" style:font-style-asian="italic" style:font-style-complex="italic"/>
    </style:style>
    <style:style style:name="T3" style:family="text">
      <style:text-properties fo:font-style="italic" officeooo:rsid="0028b66c"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7b041" style:font-style-asian="normal" style:font-style-complex="normal"/>
    </style:style>
    <style:style style:name="T7" style:family="text">
      <style:text-properties fo:font-style="normal" officeooo:rsid="0028b66c" style:font-style-asian="normal" style:font-style-complex="normal"/>
    </style:style>
    <style:style style:name="T8" style:family="text">
      <style:text-properties fo:font-style="normal" officeooo:rsid="002a2110" style:font-style-asian="normal" style:font-style-complex="normal"/>
    </style:style>
    <style:style style:name="T9" style:family="text">
      <style:text-properties fo:font-style="normal" officeooo:rsid="0033989a" style:font-style-asian="normal" style:font-style-complex="normal"/>
    </style:style>
    <style:style style:name="T10" style:family="text">
      <style:text-properties fo:font-style="normal" officeooo:rsid="00397ffe" style:font-style-asian="normal" style:font-style-complex="normal"/>
    </style:style>
    <style:style style:name="T11" style:family="text">
      <style:text-properties fo:font-style="normal" officeooo:rsid="003acadd" style:font-style-asian="normal" style:font-style-complex="normal"/>
    </style:style>
    <style:style style:name="T12" style:family="text">
      <style:text-properties fo:font-style="normal" officeooo:rsid="003d4b6b" style:font-style-asian="normal" style:font-style-complex="normal"/>
    </style:style>
    <style:style style:name="T13" style:family="text">
      <style:text-properties fo:font-style="normal" fo:background-color="transparent" loext:char-shading-value="0" style:font-style-asian="normal" style:font-style-complex="normal"/>
    </style:style>
    <style:style style:name="T14" style:family="text">
      <style:text-properties fo:font-style="normal" officeooo:rsid="00470f76" fo:background-color="transparent" loext:char-shading-value="0" style:font-style-asian="normal" style:font-style-complex="normal"/>
    </style:style>
    <style:style style:name="T15" style:family="text">
      <style:text-properties fo:font-style="normal" officeooo:rsid="00493dd9" fo:background-color="transparent" loext:char-shading-value="0" style:font-style-asian="normal" style:font-style-complex="normal"/>
    </style:style>
    <style:style style:name="T16" style:family="text">
      <style:text-properties officeooo:rsid="000ebfae"/>
    </style:style>
    <style:style style:name="T17" style:family="text">
      <style:text-properties officeooo:rsid="0021fcd5"/>
    </style:style>
    <style:style style:name="T18" style:family="text">
      <style:text-properties style:font-name="Liberation Sans" fo:font-size="28pt" fo:font-weight="bold" officeooo:rsid="0021fcd5" style:font-name-asian="Noto Sans CJK SC" style:font-size-asian="28pt" style:font-weight-asian="bold" style:font-name-complex="Lohit Devanagari1" style:font-size-complex="28pt" style:font-weight-complex="bold"/>
    </style:style>
    <style:style style:name="T19" style:family="text">
      <style:text-properties officeooo:rsid="00240727"/>
    </style:style>
    <style:style style:name="T20" style:family="text">
      <style:text-properties officeooo:rsid="0027b041"/>
    </style:style>
    <style:style style:name="T21" style:family="text">
      <style:text-properties fo:color="#ff0000" loext:opacity="100%" officeooo:rsid="002737a0"/>
    </style:style>
    <style:style style:name="T22" style:family="text">
      <style:text-properties fo:color="#ff0000" loext:opacity="100%" officeooo:rsid="00240727"/>
    </style:style>
    <style:style style:name="T23" style:family="text">
      <style:text-properties fo:color="#ff0000" loext:opacity="100%" fo:font-style="italic" style:font-style-asian="italic" style:font-style-complex="italic"/>
    </style:style>
    <style:style style:name="T24" style:family="text">
      <style:text-properties fo:color="#ff0000" loext:opacity="100%" fo:font-style="italic" officeooo:rsid="00240727" style:font-style-asian="italic" style:font-style-complex="italic"/>
    </style:style>
    <style:style style:name="T25" style:family="text">
      <style:text-properties fo:color="#ff0000" loext:opacity="100%" fo:font-style="italic" officeooo:rsid="003ff896" style:font-style-asian="italic" style:font-style-complex="italic"/>
    </style:style>
    <style:style style:name="T26" style:family="text">
      <style:text-properties fo:color="#ff0000" loext:opacity="100%" fo:font-style="normal" style:font-style-asian="normal" style:font-style-complex="normal"/>
    </style:style>
    <style:style style:name="T27" style:family="text">
      <style:text-properties fo:color="#ff0000" loext:opacity="100%" fo:font-style="normal" officeooo:rsid="003ff896" style:font-style-asian="normal" style:font-style-complex="normal"/>
    </style:style>
    <style:style style:name="T28" style:family="text">
      <style:text-properties fo:color="#2a6099" loext:opacity="100%" officeooo:rsid="002f5905"/>
    </style:style>
    <style:style style:name="T29" style:family="text">
      <style:text-properties fo:color="#2a6099" loext:opacity="100%" fo:font-style="italic" officeooo:rsid="002f5905" style:font-style-asian="italic" style:font-style-complex="italic"/>
    </style:style>
    <style:style style:name="T30" style:family="text">
      <style:text-properties fo:color="#2a6099" loext:opacity="100%" fo:font-style="normal" officeooo:rsid="002f5905" style:font-style-asian="normal" style:font-style-complex="normal"/>
    </style:style>
    <style:style style:name="T31" style:family="text">
      <style:text-properties fo:color="#2a6099" loext:opacity="100%" fo:font-style="normal" fo:background-color="transparent" loext:char-shading-value="0" style:font-style-asian="normal" style:font-style-complex="normal"/>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officeooo:rsid="00397ffe" style:font-style-asian="normal" style:font-style-complex="normal"/>
    </style:style>
    <style:style style:name="T34" style:family="text">
      <style:text-properties fo:color="#000000" loext:opacity="100%" fo:font-style="normal" officeooo:rsid="00398f7e" style:font-style-asian="normal" style:font-style-complex="normal"/>
    </style:style>
    <style:style style:name="T35" style:family="text">
      <style:text-properties fo:color="#000000" loext:opacity="100%" fo:font-style="normal" officeooo:rsid="0039c10d" style:font-style-asian="normal" style:font-style-complex="normal"/>
    </style:style>
    <style:style style:name="T36" style:family="text">
      <style:text-properties fo:color="#000000" loext:opacity="100%" fo:font-style="normal" officeooo:rsid="003acadd" style:font-style-asian="normal" style:font-style-complex="normal"/>
    </style:style>
    <style:style style:name="T37" style:family="text">
      <style:text-properties fo:color="#000000" loext:opacity="100%" fo:font-style="normal" officeooo:rsid="003c6efd" style:font-style-asian="normal" style:font-style-complex="normal"/>
    </style:style>
    <style:style style:name="T38" style:family="text">
      <style:text-properties fo:color="#000000" loext:opacity="100%" fo:font-style="normal" officeooo:rsid="003d4b6b" style:font-style-asian="normal" style:font-style-complex="normal"/>
    </style:style>
    <style:style style:name="T39" style:family="text">
      <style:text-properties fo:color="#000000" loext:opacity="100%" fo:font-style="italic" style:font-style-asian="italic" style:font-style-complex="italic"/>
    </style:style>
    <style:style style:name="T40" style:family="text">
      <style:text-properties fo:color="#000000" loext:opacity="100%" fo:font-style="italic" officeooo:rsid="00397ffe" style:font-style-asian="italic" style:font-style-complex="italic"/>
    </style:style>
    <style:style style:name="T41" style:family="text">
      <style:text-properties fo:color="#000000" loext:opacity="100%" fo:font-style="italic" officeooo:rsid="00398f7e" style:font-style-asian="italic" style:font-style-complex="italic"/>
    </style:style>
    <style:style style:name="T42" style:family="text">
      <style:text-properties officeooo:rsid="003acadd"/>
    </style:style>
    <style:style style:name="T43" style:family="text">
      <style:text-properties officeooo:rsid="0023f1a2"/>
    </style:style>
    <style:style style:name="T44" style:family="text">
      <style:text-properties fo:background-color="transparent" loext:char-shading-value="0"/>
    </style:style>
    <style:style style:name="T45" style:family="text">
      <style:text-properties officeooo:rsid="0049ebdf" fo:background-color="transparent" loext:char-shading-value="0"/>
    </style:style>
    <style:style style:name="T46" style:family="text">
      <style:text-properties officeooo:rsid="004e1ba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7">Preparaci</text:span><text:span text:style-name="T18">ón de datos</text:span> con K<text:span text:style-name="T16">NIME</text:span></text:p>
      <text:list xml:id="list2407381760" text:style-name="L1">
        <text:list-item>
          <text:p text:style-name="P1">Datos autos.txt</text:p>
          <text:list>
            <text:list-item>
              <text:p text:style-name="P3">Preparación Manual</text:p>
            </text:list-item>
          </text:list>
        </text:list-item>
      </text:list>
      <text:list xml:id="list721697039" text:style-name="L2">
        <text:list-item>
          <text:p text:style-name="P5"><text:span text:style-name="T43">Descargar autos.txt y autos_names.txt</text:span></text:p>
        </text:list-item>
        <text:list-item>
          <text:p text:style-name="P6">Preparar workflow de preparación de datos.</text:p>
        </text:list-item>
        <text:list-item>
          <text:p text:style-name="P7"><text:span text:style-name="T21">Los</text:span><text:span text:style-name="T22"> nodo</text:span><text:span text:style-name="T21">s</text:span><text:span text:style-name="T22"> </text:span><text:span text:style-name="T24">Missing Value Column Filter</text:span><text:span text:style-name="T22"> </text:span><text:span text:style-name="T21">y </text:span><text:span text:style-name="T24">Missing Value</text:span><text:span text:style-name="T22"> parece</text:span><text:span text:style-name="T21">n</text:span><text:span text:style-name="T22"> no detecta</text:span><text:span text:style-name="T21">r</text:span><text:span text:style-name="T22"> bien los </text:span><text:span text:style-name="T24">missing values</text:span><text:span text:style-name="T22"> con símbolo “?”.</text:span><text:span text:style-name="T19"> </text:span><text:span text:style-name="T28">Era el nodo </text:span><text:span text:style-name="T29">File Reader </text:span><text:span text:style-name="T30">el que no detectaba bien los valores perdidos y el tipo de algunas variables (por ejemplo, consideraba las variables </text:span><text:span text:style-name="T29">bore</text:span><text:span text:style-name="T30"> y </text:span><text:span text:style-name="T29">stroke </text:span><text:span text:style-name="T30">como tipo string, cuando son numéricas). El problema se soluciona utilizando el nodo </text:span><text:span text:style-name="T29">File Reader (complex format).</text:span></text:p>
        </text:list-item>
        <text:list-item>
          <text:p text:style-name="P4"><text:span text:style-name="T20">El nodo</text:span><text:span text:style-name="T2"> CAIM binner</text:span><text:span text:style-name="T6"> discretiza los valores de una variable numérica de acuerdo al número de clases de otra variable tipo string. Nosotros vamos a discretizar la variable </text:span><text:span text:style-name="T2">wheel-base</text:span><text:span text:style-name="T6"> (que toma valores reales entre 88 y 115 ) de acuerdo con la variable</text:span><text:span text:style-name="T2"> symboling</text:span><text:span text:style-name="T6"> (que puede ser de cinco clases: -1,0,1,2,3). Es decir, nos va a dar los intervalos de valores de </text:span><text:span text:style-name="T2">wheel-base </text:span><text:span text:style-name="T6">correspondientes a cada clase.</text:span></text:p>
        </text:list-item>
        <text:list-item>
          <text:p text:style-name="P8"><text:span text:style-name="T6">C</text:span><text:span text:style-name="T5">on el nodo </text:span><text:span text:style-name="T1">Numeric Binner </text:span><text:span text:style-name="T7">podemos definir manualmente los intervalos de discretización de una variable numérica. Con la ayuda de una representación de pastel, definimos los extremos de los intervalos para obtener 3 grupos más o menos homogéneos de la variable </text:span><text:span text:style-name="T3">width </text:span><text:span text:style-name="T8">(que toma valores entre 60.3 y 71.7)</text:span><text:span text:style-name="T7">.</text:span></text:p>
        </text:list-item>
        <text:list-item>
          <text:p text:style-name="P9"><text:span text:style-name="T7">E</text:span><text:span text:style-name="T5">n este caso, el nodo </text:span><text:span text:style-name="T1">Auto-Binner</text:span><text:span text:style-name="T5"> es configurado para discretizar la variable </text:span><text:span text:style-name="T1">length </text:span><text:span text:style-name="T5">en 5 bins de igual frecuencia, nombrados según sus extremos.</text:span></text:p>
        </text:list-item>
      </text:list>
      <text:list xml:id="list141960733124559" text:continue-list="list2407381760" text:style-name="L1">
        <text:list-item>
          <text:list>
            <text:list-item>
              <text:p text:style-name="P3">Data Minin<text:span text:style-name="T5">g</text:span></text:p>
              <text:list>
                <text:list-item>
                  <text:p text:style-name="P10"><text:span text:style-name="T5">Entiendo que al aplicar </text:span><text:span text:style-name="T1">Low Variance Filter</text:span><text:span text:style-name="T5"> con umbral 0.2 estamos hablan</text:span><text:span text:style-name="T9">d</text:span><text:span text:style-name="T5">o de varianza relativa no? Si es varianza absoluta no tendría mucho sentido, porque depende de las unidades en que estén expresados los datos. </text:span></text:p>
                </text:list-item>
                <text:list-item>
                  <text:p text:style-name="P12">Con un filtro de correlación, puedo eliminar las variables más correlacionadas, disminuyendo el número total de variables. Por ejemplo, puedo eliminar las variables que tengan una correlación mayor de 0.8. <text:span text:style-name="T42">De esta manera, estoy eliminando variables muy relacionadas con otras, y por tanto estoy descartando información redundante.</text:span></text:p>
                </text:list-item>
                <text:list-item>
                  <text:p text:style-name="P20"><text:span text:style-name="T5">Con un </text:span><text:span text:style-name="T1">PCA</text:span><text:span text:style-name="T5">, podemos reducir los atributos numéricos de 7 a 3. </text:span><text:span text:style-name="T11">Los tipo string los dejamos igual.</text:span></text:p>
                </text:list-item>
                <text:list-item>
                  <text:p text:style-name="P20"><text:span text:style-name="T5">Con el metanodo </text:span><text:span text:style-name="T1">Backward Feature Elimination</text:span><text:span text:style-name="T5">, podemos construir un clasificador, reduciendo el número de atributos, </text:span><text:span text:style-name="T11">y </text:span><text:span text:style-name="T5">quedándonos sólo con </text:span><text:span text:style-name="T11">los</text:span><text:span text:style-name="T5"> más útiles, </text:span><text:span text:style-name="T11">los que proporcionan mayor información y resuelven mejor la tarea de clasificar en clases.</text:span></text:p>
                  <text:list>
                    <text:list-item>
                      <text:p text:style-name="P20"><text:span text:style-name="T5">En primer lugar, leemos los datos con </text:span><text:span text:style-name="T1">File Reader </text:span><text:span text:style-name="T5">y convertimos el atributo symboling de entero a tipo string, ya que lo vamos a utilizar para definir las </text:span><text:soft-page-break/><text:span text:style-name="T5">clase</text:span><text:span text:style-name="T11">s posibles</text:span><text:span text:style-name="T5">. Es decir, queremos construir un clasificador que nos diga a qué clase pertenece (entre -1,0,1,2,3) un dato en función del resto de atributos.</text:span></text:p>
                    </text:list-item>
                    <text:list-item>
                      <text:p text:style-name="P20"><text:span text:style-name="T5">Con el nodo </text:span><text:span text:style-name="T1">Missing</text:span><text:span text:style-name="T5"> </text:span><text:span text:style-name="T1">Value</text:span><text:span text:style-name="T5"> rellenamos los valores perdidos. </text:span></text:p>
                    </text:list-item>
                    <text:list-item>
                      <text:p text:style-name="P20"><text:span text:style-name="T5">Con el nodo </text:span><text:span text:style-name="T1">Column Filter</text:span><text:span text:style-name="T5"> nos quedamos sólo con los atributos nominales, los tipo string. Hemos descartado los atributos enteros y tipo double, que no vamos a utilizar en este caso para nuestro clasificador.</text:span></text:p>
                    </text:list-item>
                    <text:list-item>
                      <text:p text:style-name="P20"><text:span text:style-name="T5">A continuación, vamos a utilizar el metanodo </text:span><text:span text:style-name="T1">Backward Feature Elimination </text:span><text:span text:style-name="T5">para decidir con qué atributos nos quedamos, ya que tenemos </text:span><text:span text:style-name="T10">10. Nos vamos a quedar con los que mejor funcionen para construir el clasificador.</text:span></text:p>
                    </text:list-item>
                  </text:list>
                </text:list-item>
              </text:list>
            </text:list-item>
          </text:list>
        </text:list-item>
      </text:list>
      <text:list xml:id="list1311667914" text:style-name="L3">
        <text:list-item>
          <text:p text:style-name="P28"><text:span text:style-name="T33">En primer lugar, vamos a ejecutar el metanodo, para ver el resultado que produce. Por un lado podemos ver que para clasificar los tipos de </text:span><text:span text:style-name="T40">symboling</text:span><text:span text:style-name="T33">, ha escogido 2 atributos, </text:span><text:span text:style-name="T40">make </text:span><text:span text:style-name="T33">y </text:span><text:span text:style-name="T40">aspiration. </text:span><text:span text:style-name="T33">Por otro lado, podemos ver lo que ha ido haciendo el algoritmo. Primero, construye un clasificador utilizando todos los atributos, y a continuación va eliminando un atributo en cada iteración. </text:span><text:span text:style-name="T36">En cada iteración, eliminará el atributo que menos información proporciona. </text:span><text:span text:style-name="T33">Observamos como poco a poco la precisión va disminuyendo al disminuir el número de atributos. </text:span><text:span text:style-name="T34">Lo que hace el algoritmo para ir reduciendo el número de atributos es lo siguiente: A continuación de construir el clasificador con todos los atributos, los 10, construye 10 clasificadores con 9 atributos, eliminando uno diferente cada vez. </text:span><text:span text:style-name="T35">Compara la accuracy de los clasificadores e identifica el mejor, el que tiene menos error o más accurary. El atributo que se quitó para construir ese clasificador es eliminado para la siguiente iteración, puesto que se ha comprobado que al quitarlo, el clasificador es mejor que al quitar otros atributos.</text:span></text:p>
        </text:list-item>
        <text:list-item>
          <text:p text:style-name="P29"><text:span text:style-name="T32">Ahora, pinchamos en el metanodo para ver su composición. Primero definimos el atributo de clasificación con el nodo </text:span><text:span text:style-name="T39">Feature Selection Loop Start</text:span><text:span text:style-name="T32">. Después dividimos los datos en 80% para training y 20% para test.</text:span></text:p>
        </text:list-item>
        <text:list-item>
          <text:p text:style-name="P29"><text:span text:style-name="T32"><text:s/>Como clasificador seleccionamos un árbol de decisión con 4 threads. </text:span><text:span text:style-name="T34">Con el nodo</text:span><text:span text:style-name="T41"> Feature Selection Loop End</text:span><text:span text:style-name="T34"> seleccionamos la métrica que queremos optimizar con el clasificador, la accuracy en este caso. </text:span><text:span text:style-name="T32"><text:s/></text:span></text:p>
        </text:list-item>
        <text:list-item>
          <text:p text:style-name="P28"><text:span text:style-name="T32">Con el nodo </text:span><text:span text:style-name="T39">Feature Selection Filter </text:span><text:span text:style-name="T32">elegimos el criterio para reducir los atributos. </text:span><text:span text:style-name="T37">En este caso, establecemos como criterio escoger el mínimo número de atributos que proporcionen un clasificador con una accuracy de más del 50%.</text:span></text:p>
        </text:list-item>
      </text:list>
      <text:p text:style-name="P13"/>
      <text:list xml:id="list141960799036279" text:continue-list="list141960733124559" text:style-name="L1">
        <text:list-item>
          <text:p text:style-name="P2"><text:span text:style-name="T37">Datos </text:span><text:span text:style-name="T38">Risk_factors_cervical_cancer.csv</text:span></text:p>
          <text:list>
            <text:list-header>
              <text:p text:style-name="P14"/>
            </text:list-header>
            <text:list-item>
              <text:p text:style-name="P11"><text:span text:style-name="T12">E</text:span><text:span text:style-name="T5">l nodo </text:span><text:span text:style-name="T1">File Reader (Complex Format) </text:span><text:span text:style-name="T5">es el único que detecta bien los valores perdidos.</text:span></text:p>
            </text:list-item>
            <text:list-item>
              <text:p text:style-name="P30"><text:soft-page-break/><text:span text:style-name="T27">Con el nodo </text:span><text:span text:style-name="T25">CSV </text:span><text:span text:style-name="T27">Reader detecta como string algunas variables numéricas. A</text:span><text:span text:style-name="T26">l intentar convertir algunas variables tipo string en tipo entero, el nodo </text:span><text:span text:style-name="T23">String to Number </text:span><text:span text:style-name="T26">da error.</text:span><text:span text:style-name="T32"> </text:span><text:span text:style-name="T31">El error se resuelve convirtiendo a variables tipo double.</text:span></text:p>
            </text:list-item>
            <text:list-item>
              <text:p text:style-name="P21"><text:span text:style-name="T13">En primer lugar, con el nodo </text:span><text:span text:style-name="T4">Missing Value Column Filter </text:span><text:span text:style-name="T13">descartamos los atributos con más valores perdidos, en este caso son </text:span><text:span text:style-name="T4">STDs: Time since first diagnosis </text:span><text:span text:style-name="T13">y </text:span><text:span text:style-name="T4">STDs: Time since last diagnosis.</text:span></text:p>
            </text:list-item>
            <text:list-item>
              <text:p text:style-name="P17">Podemos visualizar los datos con diferentes nodos.</text:p>
            </text:list-item>
            <text:list-item>
              <text:p text:style-name="P22"><text:span text:style-name="T13">Con el nodo </text:span><text:span text:style-name="T4">Linear Correlation</text:span><text:span text:style-name="T13"> calculamos la correlación lineal entre los atributos y con un filtro eliminados las 3 variables </text:span><text:span text:style-name="T4">STDs:vulvo-perineal condylomatosis, STDs:Number of diagnosis </text:span><text:span text:style-name="T13">y </text:span><text:span text:style-name="T4">Dx:HPV. </text:span><text:span text:style-name="T13">Estas variables están muy correlacionadas con </text:span><text:span text:style-name="T4">STDs:condylomatosis, STDs (number) </text:span><text:span text:style-name="T13">y </text:span><text:span text:style-name="T4">Dx:Cancer</text:span><text:span text:style-name="T13">, por lo que no aportan mucha información.</text:span></text:p>
            </text:list-item>
            <text:list-item>
              <text:p text:style-name="P18">Mediante un algoritmo de PCA pasamos de tener 9 a 5 atributos numéricos, perdiendo sólo el 5% de la información.</text:p>
            </text:list-item>
            <text:list-item>
              <text:p text:style-name="P19">A continuación, discretizamos las PCs para construir un clasificador sobre atributos categóricos.</text:p>
            </text:list-item>
            <text:list-item>
              <text:p text:style-name="P23"><text:span text:style-name="T13">Utilizando el algoritmo de Backward Feature Elimination, observamos que podemos construir un clasificador con accuracy del 97% con un único atributo, la PC3. </text:span><text:span text:style-name="T14">Si queremos una accuracy del 100%, podríamos utilizar 3 atributos, la PC3, Schiller y Dx:CIN.</text:span></text:p>
            </text:list-item>
          </text:list>
        </text:list-item>
      </text:list>
      <text:p text:style-name="P24"><text:span text:style-name="T14"/></text:p>
      <text:list xml:id="list141959107100769" text:continue-numbering="true" text:style-name="L1">
        <text:list-item>
          <text:p text:style-name="P25"><text:span text:style-name="T14">Datos </text:span><text:span text:style-name="T15">accidentes_reduced.xls</text:span></text:p>
          <text:list>
            <text:list-item>
              <text:p text:style-name="P26"><text:span text:style-name="T13">Preparación general</text:span></text:p>
              <text:list>
                <text:list-item>
                  <text:p text:style-name="P27"><text:span text:style-name="T13">Con nuestro editor de hojas de cálculo preferido definimos una nueva clase llamada SEVERITY.</text:span></text:p>
                </text:list-item>
                <text:list-item>
                  <text:p text:style-name="P26"><text:span text:style-name="T13">Leemos los datos con el nodo </text:span><text:span text:style-name="T4">Excel Reader</text:span></text:p>
                </text:list-item>
              </text:list>
            </text:list-item>
            <text:list-item>
              <text:p text:style-name="P15"><text:span text:style-name="T44">Discretización</text:span></text:p>
              <text:list>
                <text:list-item>
                  <text:p text:style-name="P16">Con el nodo <text:span text:style-name="T1">Column Filter</text:span> eliminamos los nodos con valores perdidos. Trabajamos sólo las columnas con valores imputados.</text:p>
                </text:list-item>
                <text:list-item>
                  <text:p text:style-name="P16">El nodo<text:span text:style-name="T1"> Decision Tree Learner</text:span> sólo funciona si tenemos una clase de clasificación. Debemos definir la clase SEVERITY antes de utilizarlo.</text:p>
                </text:list-item>
              </text:list>
            </text:list-item>
            <text:list-item>
              <text:p text:style-name="P26"><text:span text:style-name="T1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9:03:47.384479603</meta:creation-date>
    <meta:generator>LibreOffice/7.3.7.2$Linux_X86_64 LibreOffice_project/30$Build-2</meta:generator>
    <dc:date>2023-10-11T14:19:58.574479816</dc:date>
    <meta:editing-duration>PT10H48M5S</meta:editing-duration>
    <meta:editing-cycles>30</meta:editing-cycles>
    <meta:document-statistic meta:table-count="0" meta:image-count="0" meta:object-count="0" meta:page-count="3" meta:paragraph-count="39" meta:word-count="1078" meta:character-count="6738" meta:non-whitespace-character-count="5731"/>
  </office:meta>
</office:document-meta>
</file>